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1.371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76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P6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905cm" svg:height="1.27cm" svg:x="3.572cm" svg:y="2.27cm">
          <text:p text:style-name="P1"><text:span text:style-name="T1">T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905cm" svg:height="1.27cm" svg:x="3.572cm" svg:y="3.921cm">
          <text:p text:style-name="P1"><text:span text:style-name="T1">T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905cm" svg:height="1.27cm" svg:x="3.572cm" svg:y="6.715cm">
          <text:p text:style-name="P1"><text:span text:style-name="T1">T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032cm" svg:y1="4.556cm" svg:x2="2.556cm" svg:y2="4.556cm">
          <text:p/>
        </draw:line>
        <draw:line draw:style-name="gr2" draw:text-style-name="P3" draw:layer="layout" svg:x1="7.636cm" svg:y1="4.556cm" svg:x2="9.16cm" svg:y2="4.556cm">
          <text:p/>
        </draw:line>
        <draw:custom-shape draw:style-name="gr3" draw:text-style-name="P4" draw:layer="layout" svg:width="0.254cm" svg:height="0.254cm" svg:x="4.334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4.334cm" svg:y="6.2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254cm" svg:height="0.254cm" svg:x="4.334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222cm" svg:height="0.806cm" svg:x="1.032cm" svg:y="3.794cm">
          <draw:text-box>
            <text:p text:style-name="P5"><text:span text:style-name="T3">x(t)</text:span></text:p>
          </draw:text-box>
        </draw:frame>
        <draw:frame draw:style-name="gr5" draw:text-style-name="P6" draw:layer="layout" svg:width="1.222cm" svg:height="0.806cm" svg:x="7.763cm" svg:y="3.794cm">
          <draw:text-box>
            <text:p text:style-name="P5"><text:span text:style-name="T3">y(t)</text:span></text:p>
          </draw:text-box>
        </draw:frame>
        <draw:custom-shape draw:style-name="gr6" draw:text-style-name="P3" xml:id="id2" draw:id="id2" draw:layer="layout" svg:width="0.508cm" svg:height="0.508cm" svg:x="7.128cm" svg:y="4.302cm">
          <text:p text:style-name="P7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5.477cm" svg:y1="4.556cm" svg:x2="7.128cm" svg:y2="4.556cm" draw:start-shape="id1" draw:start-glue-point="1" draw:end-shape="id2" draw:end-glue-point="6" svg:d="M5477 4556h1651" svg:viewBox="0 0 1652 1">
          <text:p/>
        </draw:connector>
        <draw:connector draw:style-name="gr2" draw:text-style-name="P3" draw:layer="layout" draw:type="curve" svg:x1="5.477cm" svg:y1="2.905cm" svg:x2="7.382cm" svg:y2="4.302cm" draw:start-shape="id3" draw:start-glue-point="1" draw:end-shape="id2" draw:end-glue-point="4" svg:d="M5477 2905c1270 0 1905 465 1905 1397" svg:viewBox="0 0 1906 1398">
          <text:p/>
        </draw:connector>
        <draw:connector draw:style-name="gr2" draw:text-style-name="P3" draw:layer="layout" draw:type="curve" svg:x1="5.477cm" svg:y1="7.35cm" svg:x2="7.382cm" svg:y2="4.81cm" draw:start-shape="id4" draw:start-glue-point="1" draw:end-shape="id2" draw:end-glue-point="8" svg:d="M5477 7350c1270 0 1905-846 1905-2540" svg:viewBox="0 0 1906 2541">
          <text:p/>
        </draw:connector>
        <draw:custom-shape draw:style-name="gr7" draw:text-style-name="P8" xml:id="id5" draw:id="id5" draw:layer="layout" svg:width="0.254cm" svg:height="0.254cm" svg:x="2.556cm" svg:y="4.429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2.81cm" svg:y1="4.556cm" svg:x2="3.572cm" svg:y2="4.556cm" draw:start-shape="id5" draw:start-glue-point="10" draw:end-shape="id1" draw:end-glue-point="3" svg:d="M2810 4556h762" svg:viewBox="0 0 763 1">
          <text:p/>
        </draw:connector>
        <draw:connector draw:style-name="gr2" draw:text-style-name="P3" draw:layer="layout" draw:type="curve" svg:x1="2.683cm" svg:y1="4.429cm" svg:x2="3.572cm" svg:y2="2.905cm" draw:start-shape="id5" draw:start-glue-point="4" draw:end-shape="id3" draw:end-glue-point="3" svg:d="M2683 4429c0-1016 296-1524 889-1524" svg:viewBox="0 0 890 1525">
          <text:p/>
        </draw:connector>
        <draw:connector draw:style-name="gr2" draw:text-style-name="P3" draw:layer="layout" draw:type="curve" svg:x1="2.683cm" svg:y1="4.683cm" svg:x2="3.572cm" svg:y2="7.35cm" draw:start-shape="id5" draw:start-glue-point="8" draw:end-shape="id4" draw:end-glue-point="3" svg:d="M2683 4683c0 1778 296 2667 889 2667" svg:viewBox="0 0 890 26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8T14:09:07.144867691</meta:creation-date>
    <dc:date>2017-03-08T14:33:55.000032949</dc:date>
    <meta:editing-duration>PT2M53S</meta:editing-duration>
    <meta:editing-cycles>3</meta:editing-cycles>
    <meta:generator>LibreOffice/5.1.4.2$Linux_X86_64 LibreOffice_project/10m0$Build-2</meta:generator>
    <meta:document-statistic meta:object-count="18"/>
  </office:meta>
</office:document-meta>
</file>